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style:font-name="Cabin" fo:font-size="14pt" officeooo:rsid="000fad58" officeooo:paragraph-rsid="000fad58" style:font-size-asian="14pt" style:font-size-complex="14pt"/>
    </style:style>
    <style:style style:name="P2" style:family="paragraph" style:parent-style-name="Preformatted_20_Text">
      <style:paragraph-properties fo:line-height="150%"/>
      <style:text-properties style:font-name="Cabin" fo:font-size="16pt" fo:font-weight="bold" officeooo:rsid="00110459" officeooo:paragraph-rsid="00110459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hema</text:p>
      <text:p text:style-name="P1"/>
      <text:p text:style-name="P1"><text:span text:style-name="T3">Service</text:span>(<text:span text:style-name="T1">ServiceID</text:span>, Name, Address, PhoneNumber, <text:span text:style-name="T2">LocationID</text:span>, <text:span text:style-name="T2">CategoryID</text:span>)</text:p>
      <text:p text:style-name="P1"><text:span text:style-name="T3">Location</text:span>(<text:span text:style-name="T1">LocationID</text:span>, Name)</text:p>
      <text:p text:style-name="P1"><text:span text:style-name="T3">Categories</text:span>(<text:span text:style-name="T1">CategoryID</text:span>, Name)</text:p>
      <text:p text:style-name="P1"><text:span text:style-name="T3">Menus</text:span>(<text:span text:style-name="T1">MenuID</text:span>, <text:span text:style-name="T2">ServiceID,</text:span> Name)</text:p>
      <text:p text:style-name="P1"><text:span text:style-name="T3">Picture</text:span>(<text:span text:style-name="T1">PictureID</text:span>, <text:span text:style-name="T2">MenuID</text:span>, PhotoPt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4T23:20:35.838677807</dc:date>
    <meta:generator>LibreOffice/4.2.6.3$Linux_X86_64 LibreOffice_project/420m0$Build-3</meta:generator>
    <meta:editing-duration>PT1M53S</meta:editing-duration>
    <meta:editing-cycles>2</meta:editing-cycles>
    <meta:document-statistic meta:table-count="0" meta:image-count="0" meta:object-count="0" meta:page-count="1" meta:paragraph-count="6" meta:word-count="17" meta:character-count="196" meta:non-whitespace-character-count="185"/>
  </office:meta>
</office:document-meta>
</file>